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T3" style:parent-style-name="Car.predefinitoparagrafo" style:family="text">
      <style:text-properties fo:font-size="14pt" style:font-size-asian="14pt" style:font-size-complex="14pt"/>
    </style:style>
    <style:style style:name="P4" style:parent-style-name="Normale" style:family="paragraph">
      <style:paragraph-properties fo:margin-bottom="0.0277in"/>
    </style:style>
    <style:style style:name="P5" style:parent-style-name="Normale" style:family="paragraph">
      <style:paragraph-properties fo:margin-bottom="0.0277in"/>
    </style:style>
    <style:style style:name="P6" style:parent-style-name="Normale" style:family="paragraph">
      <style:paragraph-properties fo:margin-bottom="0.0277in"/>
    </style:style>
    <style:style style:name="P7" style:parent-style-name="Normale" style:family="paragraph">
      <style:paragraph-properties fo:margin-bottom="0.0277in"/>
    </style:style>
    <style:style style:name="P8" style:parent-style-name="Normale" style:family="paragraph">
      <style:paragraph-properties fo:margin-bottom="0.0277in"/>
    </style:style>
    <style:style style:name="P9" style:parent-style-name="Titolo1" style:family="paragraph">
      <style:text-properties fo:font-size="14pt" style:font-size-asian="14pt" style:font-size-complex="14pt"/>
    </style:style>
    <style:style style:name="P10" style:parent-style-name="Normale" style:family="paragraph">
      <style:paragraph-properties fo:margin-bottom="0.0277in"/>
    </style:style>
    <style:style style:name="P11" style:parent-style-name="Normale" style:family="paragraph">
      <style:paragraph-properties fo:margin-bottom="0.0277in"/>
    </style:style>
    <style:style style:name="T12" style:parent-style-name="Titolo2Carattere" style:family="text">
      <style:text-properties style:font-name-asian="Calibri"/>
    </style:style>
    <style:style style:name="T13" style:parent-style-name="Titolo2Carattere" style:family="text">
      <style:text-properties style:font-name-asian="Calibri"/>
    </style:style>
    <style:style style:name="P14" style:parent-style-name="Normale" style:family="paragraph">
      <style:paragraph-properties fo:margin-bottom="0.0277in"/>
    </style:style>
    <style:style style:name="P15" style:parent-style-name="Normale" style:family="paragraph">
      <style:paragraph-properties fo:margin-bottom="0.0277in"/>
    </style:style>
    <style:style style:name="P16" style:parent-style-name="Normale" style:family="paragraph">
      <style:paragraph-properties fo:margin-bottom="0.0277in"/>
    </style:style>
    <style:style style:name="P17" style:parent-style-name="Normale" style:family="paragraph">
      <style:paragraph-properties fo:margin-bottom="0.0277in"/>
    </style:style>
    <style:style style:name="T18" style:parent-style-name="Titolo2Carattere" style:family="text">
      <style:text-properties style:font-name-asian="Calibri"/>
    </style:style>
    <style:style style:name="P19" style:parent-style-name="Normale" style:family="paragraph">
      <style:paragraph-properties fo:margin-bottom="0.0277in"/>
    </style:style>
    <style:style style:name="P20" style:parent-style-name="Normale" style:family="paragraph">
      <style:paragraph-properties fo:margin-bottom="0.0277in"/>
    </style:style>
  </office:automatic-styles>
  <office:body>
    <office:text text:use-soft-page-breaks="true">
      <text:h text:style-name="P1" text:outline-level="1"><text:span text:style-name="T3">-IN COSA CONSISTE</text:span>:</text:h>
      <text:p text:style-name="P4">Il progetto consiste nell’implementazione dei semafori e delle funzioni che li regolano nel sistema operativo disastrOS.</text:p>
      <text:p text:style-name="P5">Un semaforo è un tipo di dato astratto che permette a più processi di accedere alla sezione<text:s/>critica di un programma o ad una risorsa condivisa (nel nostro caso operazione di lettura/scrittura su un buffer circolare) in mutua esclusione e in modo sincronizzato.</text:p>
      <text:p text:style-name="P6">Un semaforo consiste in una variabile intera e sfrutta due operazioni per gestire l’accesso a sezione critica:</text:p>
      <text:p text:style-name="P7">1) WAIT: quando un processo vuole accedere alla sezione critica o richiedere accesso alla risorsa viene eseguita una wait sul semaforo e il suo contatore viene decrementato;</text:p>
      <text:p text:style-name="P8">2)POST: quando un processo abbandona la sezione critica o<text:s/>rilascia la risorsa viene eseguita una post sul semaforo e il suo contatore viene incrementato.</text:p>
      <text:h text:style-name="P9" text:outline-level="1">-IMPLEMENTAZIONE:</text:h>
      <text:p text:style-name="P10">Sono state implementate all’interno del codice sorgente del sistema quattro system call che gestiscono il funzionamento dei semafori:</text:p>
      <text:p text:style-name="P11"><text:span text:style-name="T12">1)semOpe</text:span><text:span text:style-name="T13">n:</text:span><text:s/>crea un semaforo con un id e un contatore scelti dall’utente.<text:s/></text:p>
      <text:p text:style-name="P14">Se il semaforo in questione è già presente nella lista globale dei semafori apre solamente un nuovo descrittore (che viene inserito anche come entry della lista dei descrittori del processo<text:s/>corrente), altrimenti lo alloca e lo aggiunge alla lista dei semafori.</text:p>
      <text:p text:style-name="P15">La semOpen inoltre crea un puntatore al descrittore, che serve da entry nella lista dei descrittori attivi del semaforo.</text:p>
      <text:p text:style-name="P16">Infine, incrementa il contatore dei descrittori attivi del processo in esecuzione e se ha funzionato tutto correttamente imposta come valore di ritorno il file descriptor del semaforo appena aperto (altrimenti il valore di ritorno dipende dal tipo di errore).</text:p>
      <text:p text:style-name="P17"><text:span text:style-name="T18">2)semClose:<text:s/></text:span>dato in input il file descriptor di un semaforo<text:s/>lo rimuove e lo dealloca dalla lista dei descrittori del processo in esecuzione.</text:p>
      <text:p text:style-name="P19">Rimuove e dealloca anche il puntatore al descriptor nella lista dei descrittori attivi del semaforo, e se il semaforo non ha più descrittori attivi lo rimuove dalla lista globale e lo dealloca.</text:p>
      <text:p text:style-name="P20">Infine, decrementa il contatore dei descrittori attivi e se ha funzionato tutto correttamente imposta il valore di ritorno a zero (altrimenti il valore di ritorno dipende dal tipo di errore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Intestazione"><draw:custom-shape svg:x="0in" svg:y="-0in" svg:width="8.28264in" svg:height="0.75417in" draw:z-index="251659264" draw:id="id0" draw:style-name="a0" draw:name="Rettangolo 197" text:anchor-type="paragraph"><svg:title/><svg:desc/><text:p text:style-name="P2">Relazione progetto DisastrOS: Implementazione dei Semafori</text:p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e massimei</meta:initial-creator>
    <dc:creator>davide massimei</dc:creator>
    <meta:creation-date>2019-09-14T09:24:00Z</meta:creation-date>
    <dc:date>2019-09-15T14:03:00Z</dc:date>
    <meta:template xlink:href="Normal" xlink:type="simple"/>
    <meta:editing-cycles>4</meta:editing-cycles>
    <meta:editing-duration>PT3240S</meta:editing-duration>
    <meta:document-statistic meta:page-count="1" meta:paragraph-count="4" meta:word-count="333" meta:character-count="2231" meta:row-count="15" meta:non-whitespace-character-count="1902"/>
  </office:meta>
</office:document-meta>
</file>